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1ee474"/>
    </style:style>
    <style:style style:name="P10" style:family="paragraph" style:parent-style-name="Table_20_Contents">
      <style:text-properties officeooo:rsid="001ee474" officeooo:paragraph-rsid="001ee474"/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officeooo:rsid="0027fb88" officeooo:paragraph-rsid="0027fb88"/>
    </style:style>
    <style:style style:name="P14" style:family="paragraph" style:parent-style-name="Standard" style:master-page-name="Standard">
      <style:paragraph-properties fo:text-align="end" style:justify-single-word="false" style:page-number="auto"/>
    </style:style>
    <style:style style:name="P15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text-properties officeooo:paragraph-rsid="0027fb88" fo:background-color="transparent"/>
    </style:style>
    <style:style style:name="P18" style:family="paragraph" style:parent-style-name="Table_20_Contents">
      <style:text-properties officeooo:rsid="002b799c" officeooo:paragraph-rsid="002b799c" fo:background-color="transparent"/>
    </style:style>
    <style:style style:name="P19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ac458"/>
    </style:style>
    <style:style style:name="T12" style:family="text">
      <style:text-properties officeooo:rsid="001c07b4"/>
    </style:style>
    <style:style style:name="T13" style:family="text">
      <style:text-properties officeooo:rsid="001c58d1"/>
    </style:style>
    <style:style style:name="T14" style:family="text">
      <style:text-properties officeooo:rsid="001c732f"/>
    </style:style>
    <style:style style:name="T15" style:family="text">
      <style:text-properties officeooo:rsid="001dd709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8dedf" fo:background-color="transparent" loext:char-shading-value="0"/>
    </style:style>
    <style:style style:name="T18" style:family="text">
      <style:text-properties officeooo:rsid="001dd709" fo:background-color="transparent" loext:char-shading-value="0"/>
    </style:style>
    <style:style style:name="T19" style:family="text">
      <style:text-properties officeooo:rsid="001ee474" fo:background-color="transparent" loext:char-shading-value="0"/>
    </style:style>
    <style:style style:name="T20" style:family="text">
      <style:text-properties officeooo:rsid="0027fb88" fo:background-color="transparent" loext:char-shading-value="0"/>
    </style:style>
    <style:style style:name="T21" style:family="text">
      <style:text-properties officeooo:rsid="002b799c" fo:background-color="transparent" loext:char-shading-value="0"/>
    </style:style>
    <style:style style:name="T22" style:family="text">
      <style:text-properties officeooo:rsid="002cbf8a" fo:background-color="transparent" loext:char-shading-value="0"/>
    </style:style>
    <style:style style:name="T23" style:family="text">
      <style:text-properties officeooo:rsid="001ee474"/>
    </style:style>
    <style:style style:name="T24" style:family="text">
      <style:text-properties fo:color="#000000" style:text-underline-style="none" fo:font-weight="normal" style:font-weight-asian="normal" style:font-weight-complex="normal"/>
    </style:style>
    <style:style style:name="T25" style:family="text">
      <style:text-properties fo:color="#000000" style:text-underline-style="none" fo:font-weight="normal" officeooo:rsid="0027fb88" style:font-weight-asian="normal" style:font-weight-complex="normal"/>
    </style:style>
    <style:style style:name="T26" style:family="text">
      <style:text-properties officeooo:rsid="00227c1a"/>
    </style:style>
    <style:style style:name="T27" style:family="text">
      <style:text-properties officeooo:rsid="0027fb88"/>
    </style:style>
    <style:style style:name="T28" style:family="text">
      <style:text-properties officeooo:rsid="002cbf8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p. zn. <text:span text:style-name="T27">5722</text:span></text:p>
      <text:p text:style-name="P15">Dodatek č. 2</text:p>
      <text:p text:style-name="P4">Smluvní strany uzavírají <text:span text:style-name="T27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23">Personální odbor</text:span>, kontakty:</text:p>
            <text:p text:style-name="Table_20_Contents"><text:span text:style-name="Internet_20_link"><text:span text:style-name="T25">Bc. Jan Novák jan.novak@pirati.cz</text:span></text:span><text:span text:style-name="Internet_20_link"><text:span text:style-name="T24"> </text:span></text:span></text:p>
            <text:p text:style-name="Table_20_Contents"><text:span text:style-name="T23">vedoucí personálního odboru</text:span> České pirátské strany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9"><text:span text:style-name="T9">Barbora Hradečná</text:span><text:span text:style-name="T19">,</text:span><text:span text:style-name="T17"> </text:span><text:span text:style-name="T18">místo podnikání </text:span><text:span text:style-name="T22">Aš</text:span>,</text:p>
            <text:p text:style-name="P9"><text:span text:style-name="T18">IČO </text:span>76518639</text:p>
          </table:table-cell>
        </table:table-row>
        <table:table-row table:style-name="Tabulka1.3">
          <table:table-cell table:style-name="Tabulka1.A1" office:value-type="string">
            <text:list xml:id="list5228389766424264742" text:style-name="L1">
              <text:list-header>
                <text:p text:style-name="P19">Důvod dodatku:</text:p>
              </text:list-header>
            </text:list>
          </table:table-cell>
          <table:table-cell table:style-name="Tabulka1.B3" office:value-type="string">
            <text:list xml:id="list115630345177409" text:continue-numbering="true" text:style-name="L1">
              <text:list-item>
                <text:p text:style-name="P13">Změna – upřesnění odměny od 1.1.2017</text:p>
              </text:list-item>
              <text:list-item>
                <text:p text:style-name="P13">Změna – upřesnění odměny od 1.2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Table_20_Contents"><text:span text:style-name="T15">příkazní </text:span>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0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8">Od 1.1.2017 do 31.1.2017</text:p>
            <text:p text:style-name="P17">• paušální odměna za pohotovost: 1500 Kč měsíčně </text:p>
            <text:p text:style-name="P17">• hodinová odměna: <text:span text:style-name="T27">55</text:span> Kč </text:p>
            <text:p text:style-name="P17">• úkolová odměna: až <text:span text:style-name="T27">4</text:span> 000 Kč měsíčně</text:p>
            <text:p text:style-name="P18">od 1.2.2017</text:p>
            <text:p text:style-name="P17">• paušální odměna za pohotovost: 1500 Kč měsíčně </text:p>
            <text:p text:style-name="P17">• hodinová odměna: <text:span text:style-name="T27">92</text:span> Kč </text:p>
            <text:p text:style-name="P17">• úkolová odměna: až <text:span text:style-name="T27">6</text:span> 000 Kč měsíčně</text:p>
            <text:p text:style-name="P17"/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Termín provedení</text:span>:</text:p>
          </table:table-cell>
          <table:table-cell table:style-name="Tabulka1.A1" office:value-type="string">
            <text:p text:style-name="P8"><text:span text:style-name="T15">p</text:span>růběžně, <text:span text:style-name="T15">na dobu neurčitou</text:span></text:p>
          </table:table-cell>
        </table:table-row>
      </table:table>
      <text:p text:style-name="P5">Vztah mezi smluvními stranami se dále řídí podmínkami zadavatele pro placené úkoly zveřejněnými <text:span text:style-name="T15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5">https://www.pirati.cz/rules/ppu</text:span></text:a><text:span text:style-name="T15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6"/>
            <text:p text:style-name="P16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8">dodatku</text:span>:</text:p>
          </table:table-cell>
          <table:table-cell table:style-name="Tabulka2.A1" office:value-type="string">
            <text:p text:style-name="P7"><text:s/><text:span text:style-name="T27">18.3.</text:span> 201<text:span text:style-name="T27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1:56:29.168660722</dc:date>
    <meta:editing-cycles>102</meta:editing-cycles>
    <meta:editing-duration>P24DT13H42M14S</meta:editing-duration>
    <meta:generator>LibreOffice/5.1.6.2$Linux_X86_64 LibreOffice_project/10m0$Build-2</meta:generator>
    <meta:print-date>2017-03-18T11:53:41.522141204</meta:print-date>
    <meta:document-statistic meta:table-count="2" meta:image-count="1" meta:object-count="0" meta:page-count="1" meta:paragraph-count="41" meta:word-count="213" meta:character-count="1418" meta:non-whitespace-character-count="1238"/>
    <meta:user-defined meta:name="Informace 1"/>
    <meta:user-defined meta:name="Informace 2"/>
    <meta:user-defined meta:name="Informace 3"/>
    <meta:user-defined meta:name="Informace 4"/>
  </office:meta>
</office:document-meta>
</file>